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12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1208" calcext:value-type="float">
            <text:p>11208</text:p>
          </table:table-cell>
          <table:table-cell office:value-type="float" office:value="11014" calcext:value-type="float">
            <text:p>1101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959" calcext:value-type="float">
            <text:p>21959</text:p>
          </table:table-cell>
          <table:table-cell office:value-type="float" office:value="20494" calcext:value-type="float">
            <text:p>20494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608289" calcext:value-type="float">
            <text:p>608289</text:p>
          </table:table-cell>
          <table:table-cell office:value-type="float" office:value="523530" calcext:value-type="float">
            <text:p>523530</text:p>
          </table:table-cell>
          <table:table-cell office:value-type="float" office:value="84759" calcext:value-type="float">
            <text:p>84759</text:p>
          </table:table-cell>
          <table:table-cell/>
          <table:table-cell table:formula="of:=[.M2]/([.E2]+[.I2]+[.M2])" office:value-type="percentage" office:value="0.980802610567243" calcext:value-type="percentage">
            <text:p>98.0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665" calcext:value-type="float">
            <text:p>665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M3]/([.E3]+[.I3]+[.M3])" office:value-type="percentage" office:value="0.833827893175074" calcext:value-type="percentage">
            <text:p>83.3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office:value-type="float" office:value="8970" calcext:value-type="float">
            <text:p>897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0534" calcext:value-type="float">
            <text:p>30534</text:p>
          </table:table-cell>
          <table:table-cell office:value-type="float" office:value="29060" calcext:value-type="float">
            <text:p>29060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float" office:value="580610" calcext:value-type="float">
            <text:p>580610</text:p>
          </table:table-cell>
          <table:table-cell office:value-type="float" office:value="498296" calcext:value-type="float">
            <text:p>498296</text:p>
          </table:table-cell>
          <table:table-cell office:value-type="float" office:value="82314" calcext:value-type="float">
            <text:p>82314</text:p>
          </table:table-cell>
          <table:table-cell/>
          <table:table-cell table:formula="of:=[.M4]/([.E4]+[.I4]+[.M4])" office:value-type="percentage" office:value="0.98019695869107" calcext:value-type="percentage">
            <text:p>98.0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606" calcext:value-type="float">
            <text:p>8606</text:p>
          </table:table-cell>
          <table:table-cell office:value-type="float" office:value="8440" calcext:value-type="float">
            <text:p>84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1873" calcext:value-type="float">
            <text:p>21873</text:p>
          </table:table-cell>
          <table:table-cell office:value-type="float" office:value="20729" calcext:value-type="float">
            <text:p>20729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608662" calcext:value-type="float">
            <text:p>608662</text:p>
          </table:table-cell>
          <table:table-cell office:value-type="float" office:value="524563" calcext:value-type="float">
            <text:p>524563</text:p>
          </table:table-cell>
          <table:table-cell office:value-type="float" office:value="84099" calcext:value-type="float">
            <text:p>84099</text:p>
          </table:table-cell>
          <table:table-cell/>
          <table:table-cell table:formula="of:=[.M5]/([.E5]+[.I5]+[.M5])" office:value-type="percentage" office:value="0.984662037958529" calcext:value-type="percentage">
            <text:p>98.4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307" calcext:value-type="float">
            <text:p>10307</text:p>
          </table:table-cell>
          <table:table-cell office:value-type="float" office:value="10039" calcext:value-type="float">
            <text:p>10039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23264" calcext:value-type="float">
            <text:p>23264</text:p>
          </table:table-cell>
          <table:table-cell office:value-type="float" office:value="21731" calcext:value-type="float">
            <text:p>21731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593852" calcext:value-type="float">
            <text:p>593852</text:p>
          </table:table-cell>
          <table:table-cell office:value-type="float" office:value="512425" calcext:value-type="float">
            <text:p>512425</text:p>
          </table:table-cell>
          <table:table-cell office:value-type="float" office:value="81427" calcext:value-type="float">
            <text:p>81427</text:p>
          </table:table-cell>
          <table:table-cell/>
          <table:table-cell table:formula="of:=[.M6]/([.E6]+[.I6]+[.M6])" office:value-type="percentage" office:value="0.978360647858894" calcext:value-type="percentage">
            <text:p>97.8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793" calcext:value-type="float">
            <text:p>7793</text:p>
          </table:table-cell>
          <table:table-cell office:value-type="float" office:value="7626" calcext:value-type="float">
            <text:p>762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2127" calcext:value-type="float">
            <text:p>22127</text:p>
          </table:table-cell>
          <table:table-cell office:value-type="float" office:value="20891" calcext:value-type="float">
            <text:p>20891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600502" calcext:value-type="float">
            <text:p>600502</text:p>
          </table:table-cell>
          <table:table-cell office:value-type="float" office:value="518437" calcext:value-type="float">
            <text:p>518437</text:p>
          </table:table-cell>
          <table:table-cell office:value-type="float" office:value="82065" calcext:value-type="float">
            <text:p>82065</text:p>
          </table:table-cell>
          <table:table-cell/>
          <table:table-cell table:formula="of:=[.M7]/([.E7]+[.I7]+[.M7])" office:value-type="percentage" office:value="0.983191163080462" calcext:value-type="percentage">
            <text:p>98.3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325" calcext:value-type="float">
            <text:p>6325</text:p>
          </table:table-cell>
          <table:table-cell office:value-type="float" office:value="6156" calcext:value-type="float">
            <text:p>615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1589" calcext:value-type="float">
            <text:p>21589</text:p>
          </table:table-cell>
          <table:table-cell office:value-type="float" office:value="20347" calcext:value-type="float">
            <text:p>20347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600414" calcext:value-type="float">
            <text:p>600414</text:p>
          </table:table-cell>
          <table:table-cell office:value-type="float" office:value="518089" calcext:value-type="float">
            <text:p>518089</text:p>
          </table:table-cell>
          <table:table-cell office:value-type="float" office:value="82325" calcext:value-type="float">
            <text:p>82325</text:p>
          </table:table-cell>
          <table:table-cell/>
          <table:table-cell table:formula="of:=[.M8]/([.E8]+[.I8]+[.M8])" office:value-type="percentage" office:value="0.98314942199293" calcext:value-type="percentage">
            <text:p>98.3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429" calcext:value-type="float">
            <text:p>6429</text:p>
          </table:table-cell>
          <table:table-cell office:value-type="float" office:value="6336" calcext:value-type="float">
            <text:p>633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8778" calcext:value-type="float">
            <text:p>18778</text:p>
          </table:table-cell>
          <table:table-cell office:value-type="float" office:value="17644" calcext:value-type="float">
            <text:p>1764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597126" calcext:value-type="float">
            <text:p>597126</text:p>
          </table:table-cell>
          <table:table-cell office:value-type="float" office:value="513515" calcext:value-type="float">
            <text:p>513515</text:p>
          </table:table-cell>
          <table:table-cell office:value-type="float" office:value="83611" calcext:value-type="float">
            <text:p>83611</text:p>
          </table:table-cell>
          <table:table-cell/>
          <table:table-cell table:formula="of:=[.M9]/([.E9]+[.I9]+[.M9])" office:value-type="percentage" office:value="0.985537141375327" calcext:value-type="percentage">
            <text:p>98.5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769" calcext:value-type="float">
            <text:p>6769</text:p>
          </table:table-cell>
          <table:table-cell office:value-type="float" office:value="6644" calcext:value-type="float">
            <text:p>664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24801" calcext:value-type="float">
            <text:p>24801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596503" calcext:value-type="float">
            <text:p>596503</text:p>
          </table:table-cell>
          <table:table-cell office:value-type="float" office:value="513044" calcext:value-type="float">
            <text:p>513044</text:p>
          </table:table-cell>
          <table:table-cell office:value-type="float" office:value="83459" calcext:value-type="float">
            <text:p>83459</text:p>
          </table:table-cell>
          <table:table-cell/>
          <table:table-cell table:formula="of:=[.M10]/([.E10]+[.I10]+[.M10])" office:value-type="percentage" office:value="0.97958872273997" calcext:value-type="percentage">
            <text:p>97.9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8120" calcext:value-type="float">
            <text:p>8120</text:p>
          </table:table-cell>
          <table:table-cell office:value-type="float" office:value="7899" calcext:value-type="float">
            <text:p>789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806" calcext:value-type="float">
            <text:p>22806</text:p>
          </table:table-cell>
          <table:table-cell office:value-type="float" office:value="21259" calcext:value-type="float">
            <text:p>21259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602674" calcext:value-type="float">
            <text:p>602674</text:p>
          </table:table-cell>
          <table:table-cell office:value-type="float" office:value="520394" calcext:value-type="float">
            <text:p>520394</text:p>
          </table:table-cell>
          <table:table-cell office:value-type="float" office:value="82280" calcext:value-type="float">
            <text:p>82280</text:p>
          </table:table-cell>
          <table:table-cell/>
          <table:table-cell table:formula="of:=[.M11]/([.E11]+[.I11]+[.M11])" office:value-type="percentage" office:value="0.978964401294498" calcext:value-type="percentage">
            <text:p>97.9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6264" calcext:value-type="float">
            <text:p>626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205" calcext:value-type="float">
            <text:p>15205</text:p>
          </table:table-cell>
          <table:table-cell office:value-type="float" office:value="14088" calcext:value-type="float">
            <text:p>14088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592632" calcext:value-type="float">
            <text:p>592632</text:p>
          </table:table-cell>
          <table:table-cell office:value-type="float" office:value="510711" calcext:value-type="float">
            <text:p>510711</text:p>
          </table:table-cell>
          <table:table-cell office:value-type="float" office:value="81921" calcext:value-type="float">
            <text:p>81921</text:p>
          </table:table-cell>
          <table:table-cell/>
          <table:table-cell table:formula="of:=[.M12]/([.E12]+[.I12]+[.M12])" office:value-type="percentage" office:value="0.98446174922489" calcext:value-type="percentage">
            <text:p>98.4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268" calcext:value-type="float">
            <text:p>10268</text:p>
          </table:table-cell>
          <table:table-cell office:value-type="float" office:value="10079" calcext:value-type="float">
            <text:p>10079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5013" calcext:value-type="float">
            <text:p>45013</text:p>
          </table:table-cell>
          <table:table-cell office:value-type="float" office:value="43158" calcext:value-type="float">
            <text:p>43158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583998" calcext:value-type="float">
            <text:p>583998</text:p>
          </table:table-cell>
          <table:table-cell office:value-type="float" office:value="501599" calcext:value-type="float">
            <text:p>501599</text:p>
          </table:table-cell>
          <table:table-cell office:value-type="float" office:value="82399" calcext:value-type="float">
            <text:p>82399</text:p>
          </table:table-cell>
          <table:table-cell/>
          <table:table-cell table:formula="of:=[.M13]/([.E13]+[.I13]+[.M13])" office:value-type="percentage" office:value="0.975794322797627" calcext:value-type="percentage">
            <text:p>97.5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042" calcext:value-type="float">
            <text:p>10042</text:p>
          </table:table-cell>
          <table:table-cell office:value-type="float" office:value="9780" calcext:value-type="float">
            <text:p>978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7891" calcext:value-type="float">
            <text:p>27891</text:p>
          </table:table-cell>
          <table:table-cell office:value-type="float" office:value="26210" calcext:value-type="float">
            <text:p>26210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600771" calcext:value-type="float">
            <text:p>600771</text:p>
          </table:table-cell>
          <table:table-cell office:value-type="float" office:value="519251" calcext:value-type="float">
            <text:p>519251</text:p>
          </table:table-cell>
          <table:table-cell office:value-type="float" office:value="81520" calcext:value-type="float">
            <text:p>81520</text:p>
          </table:table-cell>
          <table:table-cell/>
          <table:table-cell table:formula="of:=[.M14]/([.E14]+[.I14]+[.M14])" office:value-type="percentage" office:value="0.976720223332495" calcext:value-type="percentage">
            <text:p>97.6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571" calcext:value-type="float">
            <text:p>6571</text:p>
          </table:table-cell>
          <table:table-cell office:value-type="float" office:value="6431" calcext:value-type="float">
            <text:p>643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449" calcext:value-type="float">
            <text:p>17449</text:p>
          </table:table-cell>
          <table:table-cell office:value-type="float" office:value="16094" calcext:value-type="float">
            <text:p>16094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603835" calcext:value-type="float">
            <text:p>603835</text:p>
          </table:table-cell>
          <table:table-cell office:value-type="float" office:value="520036" calcext:value-type="float">
            <text:p>520036</text:p>
          </table:table-cell>
          <table:table-cell office:value-type="float" office:value="83799" calcext:value-type="float">
            <text:p>83799</text:p>
          </table:table-cell>
          <table:table-cell/>
          <table:table-cell table:formula="of:=[.M15]/([.E15]+[.I15]+[.M15])" office:value-type="percentage" office:value="0.982472389617089" calcext:value-type="percentage">
            <text:p>98.2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9151" calcext:value-type="float">
            <text:p>9151</text:p>
          </table:table-cell>
          <table:table-cell office:value-type="float" office:value="8888" calcext:value-type="float">
            <text:p>8888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7822" calcext:value-type="float">
            <text:p>17822</text:p>
          </table:table-cell>
          <table:table-cell office:value-type="float" office:value="16507" calcext:value-type="float">
            <text:p>16507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603311" calcext:value-type="float">
            <text:p>603311</text:p>
          </table:table-cell>
          <table:table-cell office:value-type="float" office:value="520977" calcext:value-type="float">
            <text:p>520977</text:p>
          </table:table-cell>
          <table:table-cell office:value-type="float" office:value="82334" calcext:value-type="float">
            <text:p>82334</text:p>
          </table:table-cell>
          <table:table-cell/>
          <table:table-cell table:formula="of:=[.M16]/([.E16]+[.I16]+[.M16])" office:value-type="percentage" office:value="0.981194584803127" calcext:value-type="percentage">
            <text:p>98.1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628" calcext:value-type="float">
            <text:p>9628</text:p>
          </table:table-cell>
          <table:table-cell office:value-type="float" office:value="9427" calcext:value-type="float">
            <text:p>9427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0008" calcext:value-type="float">
            <text:p>20008</text:p>
          </table:table-cell>
          <table:table-cell office:value-type="float" office:value="18965" calcext:value-type="float">
            <text:p>18965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603983" calcext:value-type="float">
            <text:p>603983</text:p>
          </table:table-cell>
          <table:table-cell office:value-type="float" office:value="518660" calcext:value-type="float">
            <text:p>518660</text:p>
          </table:table-cell>
          <table:table-cell office:value-type="float" office:value="85323" calcext:value-type="float">
            <text:p>85323</text:p>
          </table:table-cell>
          <table:table-cell/>
          <table:table-cell table:formula="of:=[.M17]/([.E17]+[.I17]+[.M17])" office:value-type="percentage" office:value="0.98562962791826" calcext:value-type="percentage">
            <text:p>98.5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383" calcext:value-type="float">
            <text:p>8383</text:p>
          </table:table-cell>
          <table:table-cell office:value-type="float" office:value="8199" calcext:value-type="float">
            <text:p>819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1986" calcext:value-type="float">
            <text:p>21986</text:p>
          </table:table-cell>
          <table:table-cell office:value-type="float" office:value="20351" calcext:value-type="float">
            <text:p>2035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605510" calcext:value-type="float">
            <text:p>605510</text:p>
          </table:table-cell>
          <table:table-cell office:value-type="float" office:value="519892" calcext:value-type="float">
            <text:p>519892</text:p>
          </table:table-cell>
          <table:table-cell office:value-type="float" office:value="85618" calcext:value-type="float">
            <text:p>85618</text:p>
          </table:table-cell>
          <table:table-cell/>
          <table:table-cell table:formula="of:=[.M18]/([.E18]+[.I18]+[.M18])" office:value-type="percentage" office:value="0.97919645001544" calcext:value-type="percentage">
            <text:p>97.9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613" calcext:value-type="float">
            <text:p>5613</text:p>
          </table:table-cell>
          <table:table-cell office:value-type="float" office:value="5448" calcext:value-type="float">
            <text:p>544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477" calcext:value-type="float">
            <text:p>18477</text:p>
          </table:table-cell>
          <table:table-cell office:value-type="float" office:value="16741" calcext:value-type="float">
            <text:p>16741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600887" calcext:value-type="float">
            <text:p>600887</text:p>
          </table:table-cell>
          <table:table-cell office:value-type="float" office:value="516085" calcext:value-type="float">
            <text:p>516085</text:p>
          </table:table-cell>
          <table:table-cell office:value-type="float" office:value="84802" calcext:value-type="float">
            <text:p>84802</text:p>
          </table:table-cell>
          <table:table-cell/>
          <table:table-cell table:formula="of:=[.M19]/([.E19]+[.I19]+[.M19])" office:value-type="percentage" office:value="0.978074576427574" calcext:value-type="percentage">
            <text:p>97.8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694" calcext:value-type="float">
            <text:p>7694</text:p>
          </table:table-cell>
          <table:table-cell office:value-type="float" office:value="7506" calcext:value-type="float">
            <text:p>7506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74" calcext:value-type="float">
            <text:p>20974</text:p>
          </table:table-cell>
          <table:table-cell office:value-type="float" office:value="19255" calcext:value-type="float">
            <text:p>19255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float" office:value="602903" calcext:value-type="float">
            <text:p>602903</text:p>
          </table:table-cell>
          <table:table-cell office:value-type="float" office:value="519742" calcext:value-type="float">
            <text:p>519742</text:p>
          </table:table-cell>
          <table:table-cell office:value-type="float" office:value="83161" calcext:value-type="float">
            <text:p>83161</text:p>
          </table:table-cell>
          <table:table-cell/>
          <table:table-cell table:formula="of:=[.M20]/([.E20]+[.I20]+[.M20])" office:value-type="percentage" office:value="0.977582639770536" calcext:value-type="percentage">
            <text:p>97.7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150" calcext:value-type="float">
            <text:p>8150</text:p>
          </table:table-cell>
          <table:table-cell office:value-type="float" office:value="7976" calcext:value-type="float">
            <text:p>79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9098" calcext:value-type="float">
            <text:p>19098</text:p>
          </table:table-cell>
          <table:table-cell office:value-type="float" office:value="17595" calcext:value-type="float">
            <text:p>1759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598493" calcext:value-type="float">
            <text:p>598493</text:p>
          </table:table-cell>
          <table:table-cell office:value-type="float" office:value="515337" calcext:value-type="float">
            <text:p>515337</text:p>
          </table:table-cell>
          <table:table-cell office:value-type="float" office:value="83156" calcext:value-type="float">
            <text:p>83156</text:p>
          </table:table-cell>
          <table:table-cell/>
          <table:table-cell table:formula="of:=[.M21]/([.E21]+[.I21]+[.M21])" office:value-type="percentage" office:value="0.980231749437129" calcext:value-type="percentage">
            <text:p>98.0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957" calcext:value-type="float">
            <text:p>8957</text:p>
          </table:table-cell>
          <table:table-cell office:value-type="float" office:value="8680" calcext:value-type="float">
            <text:p>868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3680" calcext:value-type="float">
            <text:p>23680</text:p>
          </table:table-cell>
          <table:table-cell office:value-type="float" office:value="21989" calcext:value-type="float">
            <text:p>21989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589977" calcext:value-type="float">
            <text:p>589977</text:p>
          </table:table-cell>
          <table:table-cell office:value-type="float" office:value="508869" calcext:value-type="float">
            <text:p>508869</text:p>
          </table:table-cell>
          <table:table-cell office:value-type="float" office:value="81108" calcext:value-type="float">
            <text:p>81108</text:p>
          </table:table-cell>
          <table:table-cell/>
          <table:table-cell table:formula="of:=[.M22]/([.E22]+[.I22]+[.M22])" office:value-type="percentage" office:value="0.97631084789831" calcext:value-type="percentage">
            <text:p>97.6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509" calcext:value-type="float">
            <text:p>4509</text:p>
          </table:table-cell>
          <table:table-cell office:value-type="float" office:value="4382" calcext:value-type="float">
            <text:p>438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503" calcext:value-type="float">
            <text:p>16503</text:p>
          </table:table-cell>
          <table:table-cell office:value-type="float" office:value="15577" calcext:value-type="float">
            <text:p>15577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593104" calcext:value-type="float">
            <text:p>593104</text:p>
          </table:table-cell>
          <table:table-cell office:value-type="float" office:value="508721" calcext:value-type="float">
            <text:p>508721</text:p>
          </table:table-cell>
          <table:table-cell office:value-type="float" office:value="84383" calcext:value-type="float">
            <text:p>84383</text:p>
          </table:table-cell>
          <table:table-cell/>
          <table:table-cell table:formula="of:=[.M23]/([.E23]+[.I23]+[.M23])" office:value-type="percentage" office:value="0.987674984783932" calcext:value-type="percentage">
            <text:p>98.7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579" calcext:value-type="float">
            <text:p>8579</text:p>
          </table:table-cell>
          <table:table-cell office:value-type="float" office:value="8363" calcext:value-type="float">
            <text:p>836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3050" calcext:value-type="float">
            <text:p>23050</text:p>
          </table:table-cell>
          <table:table-cell office:value-type="float" office:value="21428" calcext:value-type="float">
            <text:p>21428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590148" calcext:value-type="float">
            <text:p>590148</text:p>
          </table:table-cell>
          <table:table-cell office:value-type="float" office:value="508664" calcext:value-type="float">
            <text:p>508664</text:p>
          </table:table-cell>
          <table:table-cell office:value-type="float" office:value="81484" calcext:value-type="float">
            <text:p>81484</text:p>
          </table:table-cell>
          <table:table-cell/>
          <table:table-cell table:formula="of:=[.M24]/([.E24]+[.I24]+[.M24])" office:value-type="percentage" office:value="0.977940999975997" calcext:value-type="percentage">
            <text:p>97.7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7856" calcext:value-type="float">
            <text:p>7856</text:p>
          </table:table-cell>
          <table:table-cell office:value-type="float" office:value="7761" calcext:value-type="float">
            <text:p>776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8688" calcext:value-type="float">
            <text:p>18688</text:p>
          </table:table-cell>
          <table:table-cell office:value-type="float" office:value="17367" calcext:value-type="float">
            <text:p>17367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610442" calcext:value-type="float">
            <text:p>610442</text:p>
          </table:table-cell>
          <table:table-cell office:value-type="float" office:value="521586" calcext:value-type="float">
            <text:p>521586</text:p>
          </table:table-cell>
          <table:table-cell office:value-type="float" office:value="88856" calcext:value-type="float">
            <text:p>88856</text:p>
          </table:table-cell>
          <table:table-cell/>
          <table:table-cell table:formula="of:=[.M25]/([.E25]+[.I25]+[.M25])" office:value-type="percentage" office:value="0.98431407302375" calcext:value-type="percentage">
            <text:p>98.4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763" calcext:value-type="float">
            <text:p>13763</text:p>
          </table:table-cell>
          <table:table-cell office:value-type="float" office:value="13494" calcext:value-type="float">
            <text:p>13494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47146" calcext:value-type="float">
            <text:p>47146</text:p>
          </table:table-cell>
          <table:table-cell office:value-type="float" office:value="45051" calcext:value-type="float">
            <text:p>4505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580821" calcext:value-type="float">
            <text:p>580821</text:p>
          </table:table-cell>
          <table:table-cell office:value-type="float" office:value="496223" calcext:value-type="float">
            <text:p>496223</text:p>
          </table:table-cell>
          <table:table-cell office:value-type="float" office:value="84598" calcext:value-type="float">
            <text:p>84598</text:p>
          </table:table-cell>
          <table:table-cell/>
          <table:table-cell table:formula="of:=[.M26]/([.E26]+[.I26]+[.M26])" office:value-type="percentage" office:value="0.972815712610105" calcext:value-type="percentage">
            <text:p>97.2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340" calcext:value-type="float">
            <text:p>8340</text:p>
          </table:table-cell>
          <table:table-cell office:value-type="float" office:value="8104" calcext:value-type="float">
            <text:p>8104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1107" calcext:value-type="float">
            <text:p>21107</text:p>
          </table:table-cell>
          <table:table-cell office:value-type="float" office:value="19509" calcext:value-type="float">
            <text:p>19509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float" office:value="609779" calcext:value-type="float">
            <text:p>609779</text:p>
          </table:table-cell>
          <table:table-cell office:value-type="float" office:value="526562" calcext:value-type="float">
            <text:p>526562</text:p>
          </table:table-cell>
          <table:table-cell office:value-type="float" office:value="83217" calcext:value-type="float">
            <text:p>83217</text:p>
          </table:table-cell>
          <table:table-cell/>
          <table:table-cell table:formula="of:=[.M27]/([.E27]+[.I27]+[.M27])" office:value-type="percentage" office:value="0.978436467531246" calcext:value-type="percentage">
            <text:p>97.84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998" calcext:value-type="float">
            <text:p>5998</text:p>
          </table:table-cell>
          <table:table-cell office:value-type="float" office:value="5837" calcext:value-type="float">
            <text:p>5837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6657" calcext:value-type="float">
            <text:p>26657</text:p>
          </table:table-cell>
          <table:table-cell office:value-type="float" office:value="25167" calcext:value-type="float">
            <text:p>25167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606719" calcext:value-type="float">
            <text:p>606719</text:p>
          </table:table-cell>
          <table:table-cell office:value-type="float" office:value="522763" calcext:value-type="float">
            <text:p>522763</text:p>
          </table:table-cell>
          <table:table-cell office:value-type="float" office:value="83956" calcext:value-type="float">
            <text:p>83956</text:p>
          </table:table-cell>
          <table:table-cell/>
          <table:table-cell table:formula="of:=[.M28]/([.E28]+[.I28]+[.M28])" office:value-type="percentage" office:value="0.980714193932739" calcext:value-type="percentage">
            <text:p>98.0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474" calcext:value-type="float">
            <text:p>8474</text:p>
          </table:table-cell>
          <table:table-cell office:value-type="float" office:value="8260" calcext:value-type="float">
            <text:p>826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0295" calcext:value-type="float">
            <text:p>20295</text:p>
          </table:table-cell>
          <table:table-cell office:value-type="float" office:value="18843" calcext:value-type="float">
            <text:p>18843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614655" calcext:value-type="float">
            <text:p>614655</text:p>
          </table:table-cell>
          <table:table-cell office:value-type="float" office:value="529835" calcext:value-type="float">
            <text:p>529835</text:p>
          </table:table-cell>
          <table:table-cell office:value-type="float" office:value="84820" calcext:value-type="float">
            <text:p>84820</text:p>
          </table:table-cell>
          <table:table-cell/>
          <table:table-cell table:formula="of:=[.M29]/([.E29]+[.I29]+[.M29])" office:value-type="percentage" office:value="0.980736766644312" calcext:value-type="percentage">
            <text:p>98.0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310" calcext:value-type="float">
            <text:p>5310</text:p>
          </table:table-cell>
          <table:table-cell office:value-type="float" office:value="5177" calcext:value-type="float">
            <text:p>517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109" calcext:value-type="float">
            <text:p>17109</text:p>
          </table:table-cell>
          <table:table-cell office:value-type="float" office:value="15838" calcext:value-type="float">
            <text:p>15838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613309" calcext:value-type="float">
            <text:p>613309</text:p>
          </table:table-cell>
          <table:table-cell office:value-type="float" office:value="530126" calcext:value-type="float">
            <text:p>530126</text:p>
          </table:table-cell>
          <table:table-cell office:value-type="float" office:value="83183" calcext:value-type="float">
            <text:p>83183</text:p>
          </table:table-cell>
          <table:table-cell/>
          <table:table-cell table:formula="of:=[.M30]/([.E30]+[.I30]+[.M30])" office:value-type="percentage" office:value="0.983401704753686" calcext:value-type="percentage">
            <text:p>98.34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857" calcext:value-type="float">
            <text:p>8857</text:p>
          </table:table-cell>
          <table:table-cell office:value-type="float" office:value="8621" calcext:value-type="float">
            <text:p>862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2229" calcext:value-type="float">
            <text:p>22229</text:p>
          </table:table-cell>
          <table:table-cell office:value-type="float" office:value="20745" calcext:value-type="float">
            <text:p>20745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591790" calcext:value-type="float">
            <text:p>591790</text:p>
          </table:table-cell>
          <table:table-cell office:value-type="float" office:value="508031" calcext:value-type="float">
            <text:p>508031</text:p>
          </table:table-cell>
          <table:table-cell office:value-type="float" office:value="83759" calcext:value-type="float">
            <text:p>83759</text:p>
          </table:table-cell>
          <table:table-cell/>
          <table:table-cell table:formula="of:=[.M31]/([.E31]+[.I31]+[.M31])" office:value-type="percentage" office:value="0.979878098714304" calcext:value-type="percentage">
            <text:p>97.9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763" calcext:value-type="float">
            <text:p>9763</text:p>
          </table:table-cell>
          <table:table-cell office:value-type="float" office:value="9599" calcext:value-type="float">
            <text:p>959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26628" calcext:value-type="float">
            <text:p>26628</text:p>
          </table:table-cell>
          <table:table-cell office:value-type="float" office:value="24808" calcext:value-type="float">
            <text:p>24808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597890" calcext:value-type="float">
            <text:p>597890</text:p>
          </table:table-cell>
          <table:table-cell office:value-type="float" office:value="511309" calcext:value-type="float">
            <text:p>511309</text:p>
          </table:table-cell>
          <table:table-cell office:value-type="float" office:value="86581" calcext:value-type="float">
            <text:p>86581</text:p>
          </table:table-cell>
          <table:table-cell/>
          <table:table-cell table:formula="of:=[.M32]/([.E32]+[.I32]+[.M32])" office:value-type="percentage" office:value="0.977598374075538" calcext:value-type="percentage">
            <text:p>97.7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348" calcext:value-type="float">
            <text:p>5348</text:p>
          </table:table-cell>
          <table:table-cell office:value-type="float" office:value="5121" calcext:value-type="float">
            <text:p>512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486" calcext:value-type="float">
            <text:p>13486</text:p>
          </table:table-cell>
          <table:table-cell office:value-type="float" office:value="12420" calcext:value-type="float">
            <text:p>124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597234" calcext:value-type="float">
            <text:p>597234</text:p>
          </table:table-cell>
          <table:table-cell office:value-type="float" office:value="514969" calcext:value-type="float">
            <text:p>514969</text:p>
          </table:table-cell>
          <table:table-cell office:value-type="float" office:value="82265" calcext:value-type="float">
            <text:p>82265</text:p>
          </table:table-cell>
          <table:table-cell/>
          <table:table-cell table:formula="of:=[.M33]/([.E33]+[.I33]+[.M33])" office:value-type="percentage" office:value="0.984525718662486" calcext:value-type="percentage">
            <text:p>98.4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976062101708893" calcext:value-type="percentage">
            <text:p>97.6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18:46.876869091</dc:date>
    <meta:editing-duration>PT2M2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